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officeooo:paragraph-rsid="0024c33e"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0"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1"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2" style:family="paragraph" style:parent-style-name="UrbanTitle">
      <style:text-properties style:font-name="Arial" fo:font-size="14pt" style:text-underline-style="none" style:font-size-asian="14pt" style:font-size-complex="14pt"/>
    </style:style>
    <style:style style:name="P13" style:family="paragraph" style:parent-style-name="UrbanBody">
      <style:paragraph-properties fo:text-align="justify" style:justify-single-word="false"/>
      <style:text-properties officeooo:paragraph-rsid="00318e78"/>
    </style:style>
    <style:style style:name="P14" style:family="paragraph" style:parent-style-name="UrbanBody">
      <style:paragraph-properties fo:text-align="justify" style:justify-single-word="false"/>
      <style:text-properties officeooo:paragraph-rsid="004ff6ad"/>
    </style:style>
    <style:style style:name="P15" style:family="paragraph" style:parent-style-name="UrbanBody">
      <style:paragraph-properties fo:text-align="justify" style:justify-single-word="false"/>
      <style:text-properties officeooo:paragraph-rsid="00215c28"/>
    </style:style>
    <style:style style:name="P16"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17" style:family="paragraph" style:parent-style-name="UrbanBody">
      <style:paragraph-properties fo:text-align="justify" style:justify-single-word="false"/>
      <style:text-properties style:font-name="Arial" fo:font-size="10.5pt" officeooo:paragraph-rsid="004ff6ad" style:font-size-asian="10.5pt" style:font-size-complex="10.5pt"/>
    </style:style>
    <style:style style:name="P18" style:family="paragraph" style:parent-style-name="UrbanTitle">
      <style:text-properties officeooo:paragraph-rsid="004ff6ad"/>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style:text-line-through-style="none" style:text-line-through-type="none" style:font-name="Arial" fo:font-size="10.5pt" style:font-size-asian="10.5pt" style:font-size-complex="10.5pt"/>
    </style:style>
    <style:style style:name="T7" style:family="text">
      <style:text-properties style:text-line-through-style="none" style:text-line-through-type="none" style:font-name="Arial" fo:font-size="10.5pt" officeooo:rsid="004ff6ad" style:font-size-asian="10.5pt" style:font-size-complex="10.5pt"/>
    </style:style>
    <style:style style:name="T8" style:family="text">
      <style:text-properties style:text-line-through-style="none" style:text-line-through-type="none" style:font-name="Arial" fo:font-size="10.5pt" officeooo:rsid="00318e78" style:font-size-asian="10.5pt" style:font-size-complex="10.5pt"/>
    </style:style>
    <style:style style:name="T9" style:family="text">
      <style:text-properties style:text-line-through-style="none" style:text-line-through-type="none" style:font-name="Arial" fo:font-size="10.5pt" style:text-underline-style="none" fo:font-weight="normal" officeooo:rsid="004ff6ad" style:font-size-asian="10.5pt" style:font-size-complex="10.5pt"/>
    </style:style>
    <style:style style:name="T10" style:family="text">
      <style:text-properties style:text-line-through-style="none" style:text-line-through-type="none" style:text-underline-style="none" fo:font-weight="normal" officeooo:rsid="004ff6ad"/>
    </style:style>
    <style:style style:name="T11" style:family="text">
      <style:text-properties officeooo:rsid="001b2579"/>
    </style:style>
    <style:style style:name="T12" style:family="text">
      <style:text-properties officeooo:rsid="001c8461"/>
    </style:style>
    <style:style style:name="T13" style:family="text">
      <style:text-properties officeooo:rsid="00215c28"/>
    </style:style>
    <style:style style:name="T14" style:family="text">
      <style:text-properties officeooo:rsid="0022de2e"/>
    </style:style>
    <style:style style:name="T15" style:family="text">
      <style:text-properties officeooo:rsid="002f3a71"/>
    </style:style>
    <style:style style:name="T16" style:family="text">
      <style:text-properties style:use-window-font-color="true" officeooo:rsid="0034ba06" fo:background-color="transparent" loext:char-shading-value="0"/>
    </style:style>
    <style:style style:name="T17" style:family="text">
      <style:text-properties style:use-window-font-color="true" officeooo:rsid="00417286" fo:background-color="transparent" loext:char-shading-value="0"/>
    </style:style>
    <style:style style:name="T18" style:family="text">
      <style:text-properties style:use-window-font-color="true" officeooo:rsid="004368b4" fo:background-color="transparent" loext:char-shading-value="0"/>
    </style:style>
    <style:style style:name="T19" style:family="text">
      <style:text-properties officeooo:rsid="004ff6ad"/>
    </style:style>
    <style:style style:name="T20" style:family="text">
      <style:text-properties style:font-name="Arial" fo:font-size="14pt" style:text-underline-style="none" style:font-size-asian="14pt" style:font-size-complex="14pt"/>
    </style:style>
    <style:style style:name="T21" style:family="text">
      <style:text-properties style:font-name="Arial" fo:font-size="14pt" style:text-underline-style="none" officeooo:rsid="004ff6ad" style:font-size-asian="14pt" style:font-size-complex="14pt"/>
    </style:style>
    <style:style style:name="T22" style:family="text">
      <style:text-properties style:font-name="Arial" fo:font-size="14pt" style:text-underline-style="none" fo:font-weight="bold" officeooo:rsid="004ff6ad" style:font-size-asian="14pt" style:font-size-complex="14pt"/>
    </style:style>
    <style:style style:name="T23" style:family="text">
      <style:text-properties style:font-name="Arial" fo:font-size="10.5pt" style:font-size-asian="10.5pt" style:font-size-complex="10.5pt"/>
    </style:style>
    <style:style style:name="T24" style:family="text">
      <style:text-properties style:font-name="Arial" fo:font-size="10.5pt" officeooo:rsid="001beed8" style:font-size-asian="10.5pt" style:font-size-complex="10.5pt"/>
    </style:style>
    <style:style style:name="T25" style:family="text">
      <style:text-properties style:font-name="Arial" fo:font-size="10.5pt" officeooo:rsid="0022de2e" style:font-size-asian="10.5pt" style:font-size-complex="10.5pt"/>
    </style:style>
    <style:style style:name="T26" style:family="text">
      <style:text-properties style:font-name="Arial" fo:font-size="10.5pt" officeooo:rsid="00215c28" style:font-size-asian="10.5pt" style:font-size-complex="10.5pt"/>
    </style:style>
    <style:style style:name="T27" style:family="text">
      <style:text-properties style:font-name="Arial" fo:font-size="10.5pt" officeooo:rsid="004ffccd" style:font-size-asian="10.5pt" style:font-size-complex="10.5pt"/>
    </style:style>
    <style:style style:name="T28" style:family="text">
      <style:text-properties style:font-name="Arial" fo:font-size="10.5pt" officeooo:rsid="001c8461" style:font-size-asian="10.5pt" style:font-size-complex="10.5pt"/>
    </style:style>
    <style:style style:name="T29" style:family="text">
      <style:text-properties style:font-name="Arial" fo:font-size="10.5pt" style:text-underline-style="none" fo:font-weight="normal" officeooo:rsid="004ffccd" style:font-size-asian="10.5pt" style:font-size-complex="10.5pt"/>
    </style:style>
    <style:style style:name="T30" style:family="text">
      <style:text-properties officeooo:rsid="004ffccd"/>
    </style:style>
    <style:style style:name="T3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9"><text:span text:style-name="T31">do text</text:span></text:p><text:p text:style-name="P19"><text:span text:style-name="T31">from document(at=header, format='odt')</text:span></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8"><text:span text:style-name="T20">Récépissé de dépôt d'une demande </text:span></text:p>
      <text:p text:style-name="P18"><text:span text:style-name="T20"><office:annotation><dc:creator>Auteur inconnu</dc:creator><dc:date>2022-10-25T13:42:18.503264243</dc:date><text:p text:style-name="P22"><text:span text:style-name="T33">do text if not 'dic' in licence.getFolderCategory()</text:span></text:p></office:annotation></text:span><text:span text:style-name="T20">de </text:span><text:span text:style-name="T22">permis d'implantation commerciale</text:span></text:p>
      <text:p text:style-name="P18"><text:span text:style-name="T22"><office:annotation><dc:creator>Auteur inconnu</dc:creator><dc:date>2022-10-25T13:54:40.189202469</dc:date><text:p text:style-name="P21"><text:span text:style-name="T33">do text if 'dic' in licence.getFolderCategory()</text:span></text:p></office:annotation></text:span><text:span text:style-name="T22">de déclaration d'implantation commerciale</text:span></text:p>
      <text:p text:style-name="P12"/>
      <text:p text:style-name="P2"/>
      <text:p text:style-name="P7"/>
      <text:p text:style-name="P3">Je soussigné,</text:p>
      <text:p text:style-name="P9"/>
      <text:p text:style-name="P10"><text:text-input text:description="">self.getFoldermanagers()[0].getName2()</text:text-input><text:s/><text:text-input text:description="">self.getFoldermanagers()[0].getName1()</text:text-input></text:p>
      <text:p text:style-name="P3"/>
      <text:p text:style-name="P4">mandaté par <text:span text:style-name="T11">la Commune</text:span> de <text:text-input text:description="">tool.getCityName()</text:text-input>, conformément aux dispositions <text:span text:style-name="T13">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13"><text:span text:style-name="T23"><office:annotation><dc:creator>bleybaert</dc:creator><dc:date>2018-07-16T14:51:32</dc:date><loext:sender-initials>ble</loext:sender-initials><text:p text:style-name="P20"><text:span text:style-name="T32">do text if self.hasSingleApplicant() and not 'dic' in licence.getFolderCategory()</text:span></text:p><text:p text:style-name="P19"><text:span text:style-name="T32"/></text:p></office:annotation></text:span><text:span text:style-name="T6">a déposé un dossier relatif à une demande de permis </text:span><text:span text:style-name="T9">d'implantation commerciale</text:span><text:span text:style-name="T6"> ayant pour objet "</text:span><text:span text:style-name="T6"><text:text-input text:description="Objet du permis">self.getLicenceSubject()</text:text-input></text:span><text:span text:style-name="T6">", </text:span><text:span text:style-name="T8">à l'adresse </text:span><text:span text:style-name="T8"><text:text-input text:description="Lieu des travaux">self.getWorkLocationSignaletic()</text:text-input></text:span><text:span text:style-name="T8"><text:s/>et cadastré </text:span><text:span text:style-name="T8"><text:text-input text:description="Détails des parcelles">licence_view.get_parcels()</text:text-input></text:span><text:span text:style-name="T6">.</text:span></text:p>
      <text:p text:style-name="P17"><text:span text:style-name="T4"><office:annotation><dc:creator>bleybaert</dc:creator><dc:date>2018-07-16T14:51:32</dc:date><loext:sender-initials>ble</loext:sender-initials><text:p text:style-name="P20"><text:span text:style-name="T32">do text if not self.hasSingleApplicant() and not 'dic' in licence.getFolderCategory()</text:span></text:p><text:p text:style-name="P19"><text:span text:style-name="T32"/></text:p></office:annotation></text:span><text:span text:style-name="T5">ont</text:span><text:span text:style-name="T4"> déposé un dossier relatif à une demande de </text:span><text:span text:style-name="T5">permis </text:span><text:span text:style-name="T10">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4"><text:span text:style-name="T23"><office:annotation><dc:creator>bleybaert</dc:creator><dc:date>2018-07-16T14:51:32</dc:date><loext:sender-initials>ble</loext:sender-initials><text:p text:style-name="P20"><text:span text:style-name="T32">do text if self.hasSingleApplicant() and <text:s/>'dic' in licence.getFolderCategory()</text:span></text:p><text:p text:style-name="P19"><text:span text:style-name="T32"/></text:p></office:annotation></text:span><text:span text:style-name="T6">a déposé un dossier relatif à une demande de permis </text:span><text:span text:style-name="T9">d'implantation commerciale</text:span><text:span text:style-name="T6"> ayant pour objet "</text:span><text:span text:style-name="T6"><text:text-input text:description="Objet du permis">self.getLicenceSubject()</text:text-input></text:span><text:span text:style-name="T6">", </text:span><text:span text:style-name="T8">à l'adresse </text:span><text:span text:style-name="T8"><text:text-input text:description="Lieu des travaux">self.getWorkLocationSignaletic()</text:text-input></text:span><text:span text:style-name="T8"><text:s/>et cadastré </text:span><text:span text:style-name="T8"><text:text-input text:description="Détails des parcelles">licence_view.get_parcels()</text:text-input></text:span><text:span text:style-name="T6">.</text:span></text:p>
      <text:p text:style-name="P17"><text:span text:style-name="T4"><office:annotation><dc:creator>bleybaert</dc:creator><dc:date>2018-07-16T14:51:32</dc:date><loext:sender-initials>ble</loext:sender-initials><text:p text:style-name="P20"><text:span text:style-name="T32">do text if not self.hasSingleApplicant() and <text:s/>'dic' in licence.getFolderCategory()</text:span></text:p><text:p text:style-name="P19"><text:span text:style-name="T32"/></text:p></office:annotation></text:span><text:span text:style-name="T5">ont</text:span><text:span text:style-name="T4"> déposé un dossier relatif à une demande de </text:span><text:span text:style-name="T5">permis </text:span><text:span text:style-name="T10">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1"/>
      <text:p text:style-name="P15"><text:span text:style-name="T24">Dans les </text:span><text:span text:style-name="T25">3</text:span><text:span text:style-name="T24"> jours </text:span><text:span text:style-name="T25">ouvrables</text:span><text:span text:style-name="T24"> de la présente, votre dossier </text:span><text:span text:style-name="T26">sera transmis </text:span><text:span text:style-name="T29">au Fonctionnaire des implantations commerciales </text:span><text:span text:style-name="T26">qui vous communiquer</text:span><text:span text:style-name="T27">a</text:span><text:span text:style-name="T26"> </text:span><text:span text:style-name="T24">la complétude du dossier ou le </text:span><text:span text:style-name="T28">relevé</text:span><text:span text:style-name="T24"> des pièces manquantes.</text:span></text:p>
      <text:p text:style-name="P16"/>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3:58:00.154324579</dc:date>
    <dc:language>fr-FR</dc:language>
    <meta:editing-cycles>133</meta:editing-cycles>
    <meta:editing-duration>PT14H48M25S</meta:editing-duration>
    <meta:document-statistic meta:table-count="0" meta:image-count="0" meta:object-count="0" meta:page-count="1" meta:paragraph-count="16" meta:word-count="252" meta:character-count="1840" meta:non-whitespace-character-count="1655"/>
    <meta:user-defined meta:name="Info 1"/>
    <meta:user-defined meta:name="Info 2"/>
    <meta:user-defined meta:name="Info 3"/>
    <meta:user-defined meta:name="Info 4"/>
  </office:meta>
</office:document-meta>
</file>